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102" officeooo:paragraph-rsid="00171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0:00:00.348013408</meta:creation-date>
    <dc:date>2016-02-10T20:00:28.36605795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